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Novedades</text:h>
      <text:h text:style-name="Heading_20_3" text:outline-level="3">[CLASE 3] - 20/08/2018 - Distancia</text:h>
      <text:section text:style-name="Sect1" text:name="yui_3_17_2_1_1536774250501_32">
        <text:p text:style-name="P2">Hola a todos,</text:p>
        <text:p text:style-name="P2"/>
        <text:p text:style-name="P2">Recuerden que el día 20/08/18 no habrá clases presenciales debido a que ese día es feriado. Como actividad para la semana adjunto una guía de TP para trabajar con la cláusula WHERE y una base de datos con datos necesaria para realizar las consultas.</text:p>
        <text:p text:style-name="P2"/>
        <text:p text:style-name="P2">Además, sugiero visualizar los contenidos del Campus Virtual para aprender los conceptos de:</text:p>
        <text:p text:style-name="P2"/>
        <text:p text:style-name="P2">- SELECT TOP </text:p>
        <text:p text:style-name="P2">- SELECT TOP X WITH TIES</text:p>
        <text:p text:style-name="P2">- Cláusula ORDER BY</text:p>
        <text:p text:style-name="P2">- SELECT DISTINCT</text:p>
        <text:p text:style-name="P2">- Funciones de manejo de fechas DATEPART, DATEDIFF, MONTH, YEAR, etc</text:p>
        <text:p text:style-name="P2"/>
        <text:p text:style-name="P2"/>
        <text:p text:style-name="P2">Saludos</text:p>
        <text:p text:style-name="P2"/>
        <text:section text:style-name="Sect1" text:name="yui_3_17_2_1_1536774250501_31">
          <text:p text:style-name="P2"> </text:p>
          <text:section text:style-name="Sect1" text:name="yui_3_17_2_1_1536774250501_30">
            <text:p text:style-name="P2"/>
            <text:section text:style-name="Sect1" text:name="yui_3_17_2_1_1536774250501_29">
              <text:p text:style-name="P2"><text:bookmark text:name="yui_3_17_2_1_1536774250501_28"/><text:a xlink:type="simple" xlink:href="http://frgp.cvg.utn.edu.ar/pluginfile.php/99905/mod_forum/attachment/318184/CREACION.sql" text:style-name="Internet_20_link" text:visited-style-name="Visited_20_Internet_20_Link">CREACION.sql</text:a><text:line-break/><text:bookmark text:name="yui_3_17_2_1_1536774250501_35"/><text:a xlink:type="simple" xlink:href="http://frgp.cvg.utn.edu.ar/pluginfile.php/99905/mod_forum/attachment/318184/LAB3%20-%20Actividad%20con%20Consultas%20de%20Selección%20-%20Cláusula%20WHERE.pdf" text:style-name="Internet_20_link" text:visited-style-name="Visited_20_Internet_20_Link">LAB3 - Actividad con Consultas de Selección - Cláusula WHERE.pdf</text:a></text:p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44:07.965000000</meta:creation-date>
    <meta:print-date>2018-09-12T15:00:42.917000000</meta:print-date>
    <dc:date>2018-09-12T15:00:52.453000000</dc:date>
    <meta:editing-duration>PT16M44S</meta:editing-duration>
    <meta:editing-cycles>1</meta:editing-cycles>
    <meta:document-statistic meta:table-count="0" meta:image-count="0" meta:object-count="0" meta:page-count="1" meta:paragraph-count="13" meta:word-count="106" meta:character-count="623" meta:non-whitespace-character-count="527"/>
    <meta:generator>LibreOffice/6.0.2.1$Windows_X86_64 LibreOffice_project/f7f06a8f319e4b62f9bc5095aa112a65d2f3ac89</meta:generator>
  </office:meta>
</office:document-meta>
</file>